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2000000020DEC9BBBB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Lucida Console" svg:font-family="'Lucida Console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3" style:family="table">
      <style:table-properties style:width="16.999cm" table:align="margins" style:may-break-between-rows="false"/>
    </style:style>
    <style:style style:name="Tabelle3.A" style:family="table-column">
      <style:table-column-properties style:column-width="1.61cm" style:rel-column-width="6208*"/>
    </style:style>
    <style:style style:name="Tabelle3.B" style:family="table-column">
      <style:table-column-properties style:column-width="15.388cm" style:rel-column-width="59327*"/>
    </style:style>
    <style:style style:name="Tabelle3.1" style:family="table-row">
      <style:table-row-properties style:keep-together="false" fo:keep-together="always"/>
    </style:style>
    <style:style style:name="Tabelle3.A1" style:family="table-cell">
      <style:table-cell-properties fo:padding="0.097cm" fo:border="none"/>
    </style:style>
    <style:style style:name="Tabelle2" style:family="table">
      <style:table-properties style:width="16.999cm" table:align="margins" style:may-break-between-rows="false"/>
    </style:style>
    <style:style style:name="Tabelle2.A" style:family="table-column">
      <style:table-column-properties style:column-width="3.903cm" style:rel-column-width="15049*"/>
    </style:style>
    <style:style style:name="Tabelle2.B" style:family="table-column">
      <style:table-column-properties style:column-width="13.095cm" style:rel-column-width="50486*"/>
    </style:style>
    <style:style style:name="Tabelle2.1" style:family="table-row">
      <style:table-row-properties style:keep-together="false" fo:keep-together="always"/>
    </style:style>
    <style:style style:name="Tabelle2.A1" style:family="table-cell">
      <style:table-cell-properties fo:padding="0.097cm" fo:border="none"/>
    </style:style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5.666cm" style:rel-column-width="2184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>
      <style:text-properties fo:font-size="8pt" style:font-size-asian="8pt" style:font-size-complex="8pt"/>
    </style:style>
    <style:style style:name="P7" style:family="paragraph">
      <style:paragraph-properties fo:text-align="end"/>
    </style:style>
    <style:style style:name="P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fr1" style:family="graphic" style:parent-style-name="Frame">
      <style:graphic-properties style:run-through="foreground" style:wrap="none" style:vertical-pos="middle" style:vertical-rel="baseline" style:horizontal-pos="from-left" style:horizontal-rel="paragraph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Arrow" draw:marker-start-width="0.15cm" draw:marker-end="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inaJS Tutorial</text:p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">Overview<text:tab/>1</text:p>
          <text:p text:style-name="P5">Points and vectors<text:tab/>2</text:p>
          <text:p text:style-name="P5">Matrices<text:tab/>3</text:p>
          <text:p text:style-name="P5">Polygons<text:tab/>4</text:p>
          <text:p text:style-name="P5">Details<text:tab/>4</text:p>
        </text:index-body>
      </text:table-of-content>
      <text:p text:style-name="Standard"/>
      <text:h text:style-name="Heading_20_1" text:outline-level="1">Overview</text:h>
      <text:p text:style-name="Text_20_body">LinaJS implements classes for 2-dimensional points, vectors, matrices and polygons.</text:p>
      <text:p text:style-name="Text_20_body">You will find a detailed documentation of the LinaJS API at<text:line-break/><text:tab/><text:a xlink:type="simple" xlink:href="http://docs.arcade-js.googlecode.com/hg/lina.js/jsdoc/index.html">http://docs.arcade-js.googlecode.com/hg/lina.js/jsdoc/index.html</text:a>.</text:p>
      <text:p text:style-name="Text_20_body">It comes as part of ArcadeJS, an Open Source project hosted at</text:p>
      <text:p text:style-name="Text_20_body"><text:tab/><text:a xlink:type="simple" xlink:href="http://arcade-js.googlecode.com/">http://arcade-js.googlecode.com/</text:a> </text:p>
      <text:p text:style-name="Text_20_body"/>
      <text:p text:style-name="P1">Constructors and arguments</text:p>
      <text:p text:style-name="Text_20_body">Contructors (and some other methods) accept different argument types.</text:p>
      <text:p text:style-name="Text_20_body">For example:</text:p>
      <text:p text:style-name="Code">// Default constructor</text:p>
      <text:p text:style-name="Code">var m1 = new Matrix3(); // Identity matrix</text:p>
      <text:p text:style-name="Code">// Single values for x and y</text:p>
      <text:p text:style-name="Code">var pt1 = new Point2(3, 4);</text:p>
      <text:p text:style-name="Code">// Data objects</text:p>
      <text:p text:style-name="Code">var pt2 = new Point2({x: 3, y: 4});</text:p>
      <text:p text:style-name="Code">// Copy constuctor</text:p>
      <text:p text:style-name="Code">var pt3 = new Point2(pt1);</text:p>
      <text:p text:style-name="P2"/>
      <text:p text:style-name="P1">In-place operations, chainining, and transformed copies</text:p>
      <text:p text:style-name="Text_20_body">Most transformation methods work 'in-place', thus modifying the object itself:</text:p>
      <text:p text:style-name="Code">pt1.translate(1, 2);</text:p>
      <text:p text:style-name="Text_20_body"><text:line-break/>Most methods also return the object instance, so transformations can be 'chained':</text:p>
      <text:p text:style-name="Code">pt1.translate(1, 2).rotate(Math.PI).scale(1.5);</text:p>
      <text:p text:style-name="Text_20_body"><text:line-break/>If we want a new translated instance instead of modifying the original one, we must create a copy before:</text:p>
      <text:p text:style-name="Code">var pt2 = pt1<text:span text:style-name="T1">.copy()</text:span>.translate(1, 2);</text:p>
      <text:p text:style-name="P1"/>
      <table:table table:name="Tabelle3" table:style-name="Tabelle3">
        <table:table-column table:style-name="Tabelle3.A"/>
        <table:table-column table:style-name="Tabelle3.B"/>
        <text:soft-page-break/>
        <table:table-row table:style-name="Tabelle3.1">
          <table:table-cell table:style-name="Tabelle3.A1" office:value-type="string">
            <text:p text:style-name="P4"><draw:frame draw:style-name="fr2" draw:name="Grafik1" text:anchor-type="as-char" svg:width="0.847cm" svg:height="0.847cm" draw:z-index="17"><draw:image xlink:href="Pictures/100002000000002000000020DEC9BBBB.gif" xlink:type="simple" xlink:show="embed" xlink:actuate="onLoad"/></draw:frame></text:p>
          </table:table-cell>
          <table:table-cell table:style-name="Tabelle3.A1" office:value-type="string">
            <text:p text:style-name="P1">Note pitfall:</text:p>
            <text:p text:style-name="Text_20_body">Since modifications are in-place by default, the following example will <text:span text:style-name="T1">not</text:span> work as expected:</text:p>
            <text:p text:style-name="Code">var pt1 = new Point2(0, 0);</text:p>
            <text:p text:style-name="Code">var pt2 = pt1.translate(1, 2); <text:s/>// &lt;&lt;-- WARNING pt1 is translated too</text:p>
            <text:p text:style-name="Text_20_body">Use .copy() instead:</text:p>
            <text:p text:style-name="Code">var pt2 = pt1<text:span text:style-name="T1">.copy()</text:span>.translate(1, 2);</text:p>
          </table:table-cell>
        </table:table-row>
      </table:table>
      <text:p text:style-name="Text_20_body"/>
      <text:p text:style-name="Text_20_body">Here is another example, that defines two matrices:</text:p>
      <text:p text:style-name="Code">// Define transformation matrices</text:p>
      <text:p text:style-name="Code">var wc2cc = new Matrix3()</text:p>
      <text:p text:style-name="Code"><text:tab/>.translate(-vpa.x, -vpa.y)</text:p>
      <text:p text:style-name="Code"><text:tab/>.scale(ccWidth/vpa.width, -ccHeight/vpa.height)</text:p>
      <text:p text:style-name="Code"><text:tab/>.translate(0, ccHeight);</text:p>
      <text:p text:style-name="Code">var cc2wc = wc2cc.copy().invert();</text:p>
      <text:p text:style-name="Text_20_body"/>
      <text:p text:style-name="P1">Angles</text:p>
      <text:p text:style-name="P1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Table_20_Contents"><draw:frame draw:style-name="fr1" draw:name="Rahmen7" text:anchor-type="as-char" svg:width="2.843cm" draw:z-index="18"><draw:text-box fo:min-height="3.651cm"><text:p text:style-name="Frame_20_contents"><draw:line text:anchor-type="paragraph" draw:z-index="27" draw:style-name="gr2" draw:text-style-name="P8" svg:x1="0.633cm" svg:y1="2.754cm" svg:x2="1.427cm" svg:y2="0.935cm"><text:p/></draw:line><draw:frame text:anchor-type="paragraph" draw:z-index="26" draw:style-name="gr1" draw:text-style-name="P6" svg:width="0.84cm" svg:height="0.329cm" svg:x="1.485cm" svg:y="2.858cm"><draw:text-box><text:p text:style-name="P7"><text:span text:style-name="T2">X</text:span></text:p></draw:text-box></draw:frame><draw:frame text:anchor-type="paragraph" draw:z-index="25" draw:style-name="gr1" draw:text-style-name="P6" svg:width="0.634cm" svg:height="0.329cm" svg:x="0cm" svg:y="0.064cm"><draw:text-box><text:p text:style-name="P7"><text:span text:style-name="T2">Y</text:span></text:p></draw:text-box></draw:frame><draw:frame text:anchor-type="paragraph" draw:z-index="24" draw:style-name="gr1" draw:text-style-name="P6" svg:width="0.398cm" svg:height="0.329cm" svg:x="2.133cm" svg:y="2.224cm"><draw:text-box><text:p><text:span text:style-name="T2">0°</text:span></text:p></draw:text-box></draw:frame><draw:frame text:anchor-type="paragraph" draw:z-index="23" draw:style-name="gr1" draw:text-style-name="P6" svg:width="0.84cm" svg:height="0.329cm" svg:x="0.162cm" svg:y="3.062cm"><draw:text-box><text:p><text:span text:style-name="T2">0/0</text:span></text:p></draw:text-box></draw:frame><draw:line text:anchor-type="paragraph" draw:z-index="22" draw:style-name="gr2" draw:text-style-name="P8" svg:x1="0.633cm" svg:y1="2.946cm" svg:x2="0.633cm" svg:y2="0.064cm"><text:p/></draw:line><draw:line text:anchor-type="paragraph" draw:z-index="21" draw:style-name="gr2" draw:text-style-name="P8" svg:x1="0.134cm" svg:y1="2.753cm" svg:x2="2.381cm" svg:y2="2.753cm"><text:p/></draw:line><draw:ellipse text:anchor-type="paragraph" draw:z-index="20" draw:style-name="gr3" draw:text-style-name="P8" svg:width="0.83cm" svg:height="0.849cm" svg:x="0.288cm" svg:y="2.309cm" draw:kind="arc" draw:start-angle="357.38" draw:end-angle="73.39"><text:p/></draw:ellipse><draw:frame text:anchor-type="paragraph" draw:z-index="19" draw:style-name="gr1" draw:text-style-name="P6" svg:width="0.398cm" svg:height="0.329cm" svg:x="1.117cm" svg:y="2.115cm"><draw:text-box><text:p><text:span text:style-name="T2">α</text:span></text:p></draw:text-box></draw:frame></text:p></draw:text-box></draw:frame></text:p>
          </table:table-cell>
          <table:table-cell table:style-name="Tabelle2.A1" office:value-type="string">
            <text:p text:style-name="Text_20_body">Angles are specified in radians, starting at the positive x-axis (i.e. 0° is at three o'clock).</text:p>
            <text:p text:style-name="Text_20_body">To rotate left by 90° we can do </text:p>
            <text:p text:style-name="Code">pt1.rotate(0.5 * Math.PI);</text:p>
            <text:p text:style-name="Text_20_body">or use the a conversion factor to convert from degree to radians</text:p>
            <text:p text:style-name="Code">pt1.rotate(90 * LinaJS.D2R);</text:p>
          </table:table-cell>
        </table:table-row>
      </table:table>
      <text:p text:style-name="Text_20_body"/>
      <text:h text:style-name="Heading_20_1" text:outline-level="1">Points and vectors</text:h>
      <text:p text:style-name="Text_20_body">Unlike some other libraries, LinaJS makes a difference between points and vectors:</text:p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>Point</text:p>
          </table:table-cell>
          <table:table-cell table:style-name="Tabelle1.C1" office:value-type="string">
            <text:p text:style-name="P3">Vector</text:p>
          </table:table-cell>
        </table:table-row>
        <table:table-row>
          <table:table-cell table:style-name="Tabelle1.A2" office:value-type="string">
            <text:p text:style-name="P3">Class</text:p>
          </table:table-cell>
          <table:table-cell table:style-name="Tabelle1.A2" office:value-type="string">
            <text:p text:style-name="Table_20_Contents">Point2</text:p>
          </table:table-cell>
          <table:table-cell table:style-name="Tabelle1.C2" office:value-type="string">
            <text:p text:style-name="Table_20_Contents">Vec2</text:p>
          </table:table-cell>
        </table:table-row>
        <table:table-row>
          <table:table-cell table:style-name="Tabelle1.A2" office:value-type="string">
            <text:p text:style-name="P3">Meaning</text:p>
          </table:table-cell>
          <table:table-cell table:style-name="Tabelle1.A2" office:value-type="string">
            <text:p text:style-name="Table_20_Contents">Represents a location.</text:p>
          </table:table-cell>
          <table:table-cell table:style-name="Tabelle1.C2" office:value-type="string">
            <text:p text:style-name="Table_20_Contents">Represents an offset (direction and distance).</text:p>
          </table:table-cell>
        </table:table-row>
        <table:table-row>
          <table:table-cell table:style-name="Tabelle1.A2" office:value-type="string">
            <text:p text:style-name="P3">Notation</text:p>
          </table:table-cell>
          <table:table-cell table:style-name="Tabelle1.A2" office:value-type="string">
            <text:p text:style-name="Table_20_Contents">(x, y)</text:p>
          </table:table-cell>
          <table:table-cell table:style-name="Tabelle1.C2" office:value-type="string">
            <text:p text:style-name="Table_20_Contents">(dx/dy)</text:p>
          </table:table-cell>
        </table:table-row>
        <table:table-row>
          <table:table-cell table:style-name="Tabelle1.A2" office:value-type="string">
            <text:p text:style-name="P3">Homogenous representation</text:p>
          </table:table-cell>
          <table:table-cell table:style-name="Tabelle1.A2" office:value-type="string">
            <text:p text:style-name="Table_20_Contents"><draw:frame draw:style-name="fr3" draw:name="Objekt6" text:anchor-type="as-char" svg:width="1.972cm" svg:height="0.52cm" draw:z-index="0"><draw:object xlink:href="./Object 1" xlink:type="simple" xlink:show="embed" xlink:actuate="onLoad"/><draw:image xlink:href="./ObjectReplacements/Object 1" xlink:type="simple" xlink:show="embed" xlink:actuate="onLoad"/><svg:desc>Formel</svg:desc></draw:frame></text:p>
          </table:table-cell>
          <table:table-cell table:style-name="Tabelle1.C2" office:value-type="string">
            <text:p text:style-name="Table_20_Contents"><draw:frame draw:style-name="fr4" draw:name="Objekt5" text:anchor-type="as-char" svg:y="-0.395cm" svg:width="2.342cm" svg:height="0.52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/text:p>
          </table:table-cell>
        </table:table-row>
        <table:table-row>
          <table:table-cell table:style-name="Tabelle1.A2" office:value-type="string">
            <text:p text:style-name="P3">Add - Operation</text:p>
          </table:table-cell>
          <table:table-cell table:style-name="Tabelle1.A2" office:value-type="string">
            <text:p text:style-name="Table_20_Contents">Adding a vector to a point yields a translated point.<text:line-break/>Two points cannot be added. </text:p>
          </table:table-cell>
          <table:table-cell table:style-name="Tabelle1.C2" office:value-type="string">
            <text:p text:style-name="Table_20_Contents">Adding two vectors yields another vector.</text:p>
            <text:p text:style-name="Table_20_Contents">A point cannot be added to a vector.</text:p>
          </table:table-cell>
        </table:table-row>
        <text:soft-page-break/>
        <table:table-row>
          <table:table-cell table:style-name="Tabelle1.A2" office:value-type="string">
            <text:p text:style-name="P3">Rotation about arbitrary pivot</text:p>
          </table:table-cell>
          <table:table-cell table:style-name="Tabelle1.A2" office:value-type="string">
            <text:p text:style-name="Table_20_Contents">Moves the point to a different location and may change the distance to the center (0, 0).</text:p>
          </table:table-cell>
          <table:table-cell table:style-name="Tabelle1.C2" office:value-type="string">
            <text:p text:style-name="Table_20_Contents">Changes the direction, but not the length.</text:p>
          </table:table-cell>
        </table:table-row>
      </table:table>
      <text:p text:style-name="Text_20_body"/>
      <text:p text:style-name="Text_20_body">A 2-dimensional vector is implemented by the Vec2 class.</text:p>
      <text:p text:style-name="Text_20_body"><draw:frame text:anchor-type="paragraph" draw:z-index="16" draw:style-name="gr1" draw:text-style-name="P6" svg:width="0.84cm" svg:height="0.329cm" draw:transform="rotate (1.22626833245098) translate (2.77283333333333cm 2.18722222222222cm)"><draw:text-box><text:p><text:span text:style-name="T2">length</text:span></text:p></draw:text-box></draw:frame><draw:frame draw:style-name="fr1" draw:name="Rahmen6" text:anchor-type="as-char" svg:width="4.8cm" draw:z-index="2"><draw:text-box fo:min-height="4.526cm"><text:p text:style-name="Frame_20_contents"><draw:line text:anchor-type="paragraph" draw:z-index="7" draw:style-name="gr2" draw:text-style-name="P8" svg:x1="2.42cm" svg:y1="2.754cm" svg:x2="3.214cm" svg:y2="0.935cm"><text:p/></draw:line><draw:frame text:anchor-type="paragraph" draw:z-index="6" draw:style-name="gr1" draw:text-style-name="P6" svg:width="0.84cm" svg:height="0.329cm" svg:x="3.537cm" svg:y="2.923cm"><draw:text-box><text:p text:style-name="P7"><text:span text:style-name="T2">X</text:span></text:p></draw:text-box></draw:frame><draw:frame text:anchor-type="paragraph" draw:z-index="5" draw:style-name="gr1" draw:text-style-name="P6" svg:width="0.84cm" svg:height="0.329cm" svg:x="1.448cm" svg:y="0.131cm"><draw:text-box><text:p text:style-name="P7"><text:span text:style-name="T2">Y</text:span></text:p></draw:text-box></draw:frame><draw:frame text:anchor-type="paragraph" draw:z-index="4" draw:style-name="gr1" draw:text-style-name="P6" svg:width="0.398cm" svg:height="0.329cm" svg:x="3.907cm" svg:y="2.254cm"><draw:text-box><text:p><text:span text:style-name="T2">0°</text:span></text:p></draw:text-box></draw:frame><draw:frame text:anchor-type="paragraph" draw:z-index="3" draw:style-name="gr1" draw:text-style-name="P6" svg:width="0.84cm" svg:height="0.329cm" svg:x="1.97cm" svg:y="2.753cm"><draw:text-box><text:p><text:span text:style-name="T2">0/0</text:span></text:p></draw:text-box></draw:frame><draw:line text:anchor-type="paragraph" draw:z-index="8" draw:style-name="gr2" draw:text-style-name="P8" svg:x1="2.42cm" svg:y1="4.161cm" svg:x2="2.42cm" svg:y2="0.086cm"><text:p/></draw:line><draw:line text:anchor-type="paragraph" draw:z-index="9" draw:style-name="gr2" draw:text-style-name="P8" svg:x1="0.118cm" svg:y1="2.753cm" svg:x2="4.431cm" svg:y2="2.753cm"><text:p/></draw:line><draw:ellipse text:anchor-type="paragraph" draw:z-index="10" draw:style-name="gr3" draw:text-style-name="P8" svg:width="0.83cm" svg:height="0.849cm" svg:x="2.03cm" svg:y="2.309cm" draw:kind="arc" draw:start-angle="357.38" draw:end-angle="73.39"><text:p/></draw:ellipse><draw:frame text:anchor-type="paragraph" draw:z-index="11" draw:style-name="gr1" draw:text-style-name="P6" svg:width="0.823cm" svg:height="0.329cm" svg:x="2.859cm" svg:y="2.138cm"><draw:text-box><text:p><text:span text:style-name="T2">angle</text:span></text:p></draw:text-box></draw:frame><draw:frame text:anchor-type="paragraph" draw:z-index="15" draw:style-name="gr1" draw:text-style-name="P6" svg:width="0.84cm" svg:height="0.329cm" svg:x="3.279cm" svg:y="0.504cm"><draw:text-box><text:p><text:span text:style-name="T2">dx/dy</text:span></text:p></draw:text-box></draw:frame></text:p></draw:text-box></draw:frame></text:p>
      <text:p text:style-name="Standard">Here is an example, that adds two vectors, and creates a moved point from (1,1) by offset (2/3):</text:p>
      <text:p text:style-name="Code">// Define transformation matrices</text:p>
      <text:p text:style-name="Code">var ptOrg = new Point2(1, 1);</text:p>
      <text:p text:style-name="Code">var ofs1 = new Vec2(2, 0);</text:p>
      <text:p text:style-name="Code">var ofs2 = ofs1.copy().add(0, 3);</text:p>
      <text:p text:style-name="Code">ptOrg.translate(ofs2);</text:p>
      <text:p text:style-name="Text_20_body"/>
      <text:p text:style-name="Text_20_body">Details on Point2 class:</text:p>
      <text:p text:style-name="Text_20_body"><text:tab/>http://docs.arcade-js.googlecode.com/hg/lina.js/jsdoc/symbols/Point2.html</text:p>
      <text:p text:style-name="Text_20_body">Details on Vec2 class:</text:p>
      <text:p text:style-name="Text_20_body"><text:tab/>http://docs.arcade-js.googlecode.com/hg/lina.js/jsdoc/symbols/Vec2.html</text:p>
      <text:h text:style-name="Heading_20_1" text:outline-level="1">Matrices</text:h>
      <text:p text:style-name="Text_20_body">Matrices are used to store and accumulate transformations (R: rotation, T: translation, S: scale, ...).</text:p>
      <text:p text:style-name="Text_20_body">They are especially efficient, when multiple transformations should be applied to a large number of objects. For example when transfoming polygons from world coordinates to viewport coordinates.</text:p>
      <text:p text:style-name="Code">// Define transformation matrices</text:p>
      <text:p text:style-name="Code">var wc2cc = new Matrix3()</text:p>
      <text:p text:style-name="Code"><text:tab/>.translate(-vpa.x, -vpa.y)</text:p>
      <text:p text:style-name="Code"><text:tab/>.scale(ccWidth/vpa.width, -ccHeight/vpa.height)</text:p>
      <text:p text:style-name="Code"><text:tab/>.translate(0, ccHeight);</text:p>
      <text:p text:style-name="Code">// Transform points</text:p>
      <text:p text:style-name="Code">for(var i=0; i&lt;points.length; i++) {</text:p>
      <text:p text:style-name="Code"><text:tab/>points[i].transform(wc2cc);</text:p>
      <text:p text:style-name="Code">}</text:p>
      <text:p text:style-name="Text_20_body"/>
      <text:p text:style-name="Text_20_body">The Matrix3 class represent 2d homogenous transformation matrices:</text:p>
      <text:p text:style-name="Text_20_body"><text:tab/><draw:frame draw:style-name="fr3" draw:name="Objekt1" text:anchor-type="as-char" svg:width="2.439cm" svg:height="1.662cm" draw:z-index="12"><draw:object xlink:href="./Object 5" xlink:type="simple" xlink:show="embed" xlink:actuate="onLoad"/><draw:image xlink:href="./ObjectReplacements/Object 5" xlink:type="simple" xlink:show="embed" xlink:actuate="onLoad"/><svg:desc>Formel</svg:desc></draw:frame></text:p>
      <text:p text:style-name="Text_20_body"><text:soft-page-break/>Internally stored as a float array with 9 elements:</text:p>
      <text:p text:style-name="Text_20_body"><text:tab/><draw:frame draw:style-name="fr3" draw:name="Objekt7" text:anchor-type="as-char" svg:width="7.638cm" svg:height="0.57cm" draw:z-index="13"><draw:object xlink:href="./Object 7" xlink:type="simple" xlink:show="embed" xlink:actuate="onLoad"/><draw:image xlink:href="./ObjectReplacements/Object 7" xlink:type="simple" xlink:show="embed" xlink:actuate="onLoad"/></draw:frame></text:p>
      <text:p text:style-name="Text_20_body">interpreted as </text:p>
      <text:p text:style-name="Text_20_body"><text:tab/><draw:frame draw:style-name="fr3" draw:name="Objekt4" text:anchor-type="as-char" svg:width="2.716cm" svg:height="1.879cm" draw:z-index="14"><draw:object xlink:href="./Object 6" xlink:type="simple" xlink:show="embed" xlink:actuate="onLoad"/><draw:image xlink:href="./ObjectReplacements/Object 6" xlink:type="simple" xlink:show="embed" xlink:actuate="onLoad"/><svg:desc>Formel</svg:desc></draw:frame></text:p>
      <text:p text:style-name="Text_20_body">Details:</text:p>
      <text:p text:style-name="Text_20_body"><text:tab/><text:a xlink:type="simple" xlink:href="http://docs.arcade-js.googlecode.com/hg/lina.js/jsdoc/symbols/Matrix3.html">http://docs.arcade-js.googlecode.com/hg/lina.js/jsdoc/symbols/Matrix3.html</text:a> </text:p>
      <text:h text:style-name="Heading_20_1" text:outline-level="1">Polygons</text:h>
      <text:p text:style-name="Text_20_body">The internal format is a flat array of float values.</text:p>
      <text:p text:style-name="Text_20_body">The ArcadeJS framework add an 'augmented canvas', that adds methods to the standard canvas object. For example:</text:p>
      <text:p text:style-name="Text_20_body"/>
      <text:p text:style-name="Text_20_body">Details:</text:p>
      <text:p text:style-name="Text_20_body"><text:tab/><text:a xlink:type="simple" xlink:href="http://docs.arcade-js.googlecode.com/hg/lina.js/jsdoc/symbols/Polygon2.html">http://docs.arcade-js.googlecode.com/hg/lina.js/jsdoc/symbols/Polygon2.html</text:a> </text:p>
      <text:h text:style-name="Heading_20_1" text:outline-level="1">Further information</text:h>
      <text:p text:style-name="Text_20_body">The LinaJS API is documented at </text:p>
      <text:p text:style-name="Text_20_body"><text:tab/><text:a xlink:type="simple" xlink:href="http://docs.arcade-js.googlecode.com/hg/lina.js/jsdoc/symbols/LinaJS.html">http://docs.arcade-js.googlecode.com/hg/lina.js/jsdoc/symbols/LinaJS.html</text:a>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Lucida Console" svg:font-family="'Lucida Console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de" style:family="paragraph" style:parent-style-name="Text_20_body" style:class="text" style:master-page-name="">
      <style:paragraph-properties fo:margin-top="0cm" fo:margin-bottom="0cm" fo:keep-together="always" style:page-number="auto" fo:background-color="#e6e6e6" fo:padding="0.25cm" fo:border="0.002cm solid #000000" style:shadow="none" fo:keep-with-next="always">
        <style:tab-stops>
          <style:tab-stop style:position="0.801cm"/>
        </style:tab-stops>
        <style:background-image/>
      </style:paragraph-properties>
      <style:text-properties style:font-name="Lucida Console" fo:font-size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http://code.google.com/p/arcade-js/wiki/LinaIntro<text:tab/><text:tab/><text:page-number text:select-page="current">4</text:page-number>/<text:page-count>4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2H44M43S</meta:editing-duration>
    <meta:editing-cycles>93</meta:editing-cycles>
    <meta:generator>LibreOffice/3.3$Win32 LibreOffice_project/330m19$Build-6</meta:generator>
    <dc:date>2011-02-13T16:46:50.45</dc:date>
    <dc:creator>Martin Wendt</dc:creator>
    <meta:printed-by>Martin Wendt</meta:printed-by>
    <meta:print-date>2011-02-12T15:58:19.18</meta:print-date>
    <meta:document-statistic meta:table-count="3" meta:image-count="1" meta:object-count="5" meta:page-count="4" meta:paragraph-count="115" meta:word-count="563" meta:character-count="418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 stretchy="false" mathvariant="normal">[</mi>
      <mtable>
        <mtr>
          <mtd>
            <mi>x</mi>
          </mtd>
          <mtd>
            <mi>y</mi>
          </mtd>
          <mtd>
            <mn>1</mn>
          </mtd>
        </mtr>
      </mtable>
      <mi stretchy="false" mathvariant="normal">]</mi>
    </mrow>
    <annotation encoding="StarMath 5.0">[matrix{ x # y # 1} ] 
</annotation>
  </semantics>
</math>
</file>

<file path=Object 2/content.xml><?xml version="1.0" encoding="utf-8"?>
<math xmlns="http://www.w3.org/1998/Math/MathML">
  <semantics>
    <mrow>
      <mi stretchy="false" mathvariant="normal">[</mi>
      <mtable>
        <mtr>
          <mtd>
            <mi mathvariant="italic">dx</mi>
          </mtd>
          <mtd>
            <mi mathvariant="italic">dy</mi>
          </mtd>
          <mtd>
            <mn>0</mn>
          </mtd>
        </mtr>
      </mtable>
      <mi stretchy="false" mathvariant="normal">]</mi>
    </mrow>
    <annotation encoding="StarMath 5.0">[matrix{ dx # dy # 0} ] 
</annotation>
  </semantics>
</math>
</file>

<file path=Object 5/content.xml><?xml version="1.0" encoding="utf-8"?>
<math xmlns="http://www.w3.org/1998/Math/MathML">
  <semantics>
    <mfenced open="[" close="]">
      <mtable>
        <mtr>
          <mtd>
            <mi>R</mi>
          </mtd>
          <mtd>
            <mi>R</mi>
          </mtd>
          <mtd>
            <mn>0</mn>
          </mtd>
        </mtr>
        <mtr>
          <mtd>
            <mi>R</mi>
          </mtd>
          <mtd>
            <mi>R</mi>
          </mtd>
          <mtd>
            <mn>0</mn>
          </mtd>
        </mtr>
        <mtr>
          <mtd>
            <mi mathvariant="italic">Tx</mi>
          </mtd>
          <mtd>
            <mi mathvariant="italic">Ty</mi>
          </mtd>
          <mtd>
            <mn>1</mn>
          </mtd>
        </mtr>
      </mtable>
    </mfenced>
    <annotation encoding="StarMath 5.0">left [matrix{ R # R # 0 ## R # R # 0 ## Tx # Ty # 1} right ] 
</annotation>
  </semantics>
</math>
</file>

<file path=Object 6/content.xml><?xml version="1.0" encoding="utf-8"?>
<math xmlns="http://www.w3.org/1998/Math/MathML">
  <semantics>
    <mfenced open="[" close="]">
      <mtable>
        <mtr>
          <mtd>
            <msub>
              <mi>m</mi>
              <mn>0</mn>
            </msub>
          </mtd>
          <mtd>
            <msub>
              <mi>m</mi>
              <mn>1</mn>
            </msub>
          </mtd>
          <mtd>
            <msub>
              <mi>m</mi>
              <mn>2</mn>
            </msub>
          </mtd>
        </mtr>
        <mtr>
          <mtd>
            <msub>
              <mi>m</mi>
              <mn>3</mn>
            </msub>
          </mtd>
          <mtd>
            <msub>
              <mi>m</mi>
              <mn>4</mn>
            </msub>
          </mtd>
          <mtd>
            <msub>
              <mi>m</mi>
              <mn>5</mn>
            </msub>
          </mtd>
        </mtr>
        <mtr>
          <mtd>
            <msub>
              <mi>m</mi>
              <mn>6</mn>
            </msub>
          </mtd>
          <mtd>
            <msub>
              <mi>m</mi>
              <mn>7</mn>
            </msub>
          </mtd>
          <mtd>
            <msub>
              <mi>m</mi>
              <mn>8</mn>
            </msub>
          </mtd>
        </mtr>
      </mtable>
    </mfenced>
    <annotation encoding="StarMath 5.0">left [matrix{ m_0 # m_1 # m_2 ## m_3 # m_4 # m_5 ## m_6 # m_7 # m_8} right ] 
</annotation>
  </semantics>
</math>
</file>

<file path=Object 7/content.xml><?xml version="1.0" encoding="utf-8"?>
<math xmlns="http://www.w3.org/1998/Math/MathML">
  <semantics>
    <mrow>
      <mi stretchy="false" mathvariant="normal">[</mi>
      <mtable>
        <mtr>
          <mtd>
            <msub>
              <mi>m</mi>
              <mn>0</mn>
            </msub>
          </mtd>
          <mtd>
            <msub>
              <mi>m</mi>
              <mn>1</mn>
            </msub>
          </mtd>
          <mtd>
            <msub>
              <mi>m</mi>
              <mn>2</mn>
            </msub>
          </mtd>
          <mtd>
            <msub>
              <mi>m</mi>
              <mn>3</mn>
            </msub>
          </mtd>
          <mtd>
            <msub>
              <mi>m</mi>
              <mn>4</mn>
            </msub>
          </mtd>
          <mtd>
            <msub>
              <mi>m</mi>
              <mn>5</mn>
            </msub>
          </mtd>
          <mtd>
            <msub>
              <mi>m</mi>
              <mn>6</mn>
            </msub>
          </mtd>
          <mtd>
            <msub>
              <mi>m</mi>
              <mn>7</mn>
            </msub>
          </mtd>
          <mtd>
            <msub>
              <mi>m</mi>
              <mn>8</mn>
            </msub>
          </mtd>
        </mtr>
      </mtable>
      <mi stretchy="false" mathvariant="normal">]</mi>
    </mrow>
    <annotation encoding="StarMath 5.0">[matrix{ m_0 # m_1 # m_2 # m_3 # m_4 # m_5 # m_6 # m_7 # m_8} ] 
</annotation>
  </semantics>
</math>
</file>